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6">
      <style:paragraph-properties fo:margin-top="0cm" fo:margin-bottom="0cm" loext:contextual-spacing="false"/>
    </style:style>
    <style:style style:name="P14" style:family="paragraph" style:parent-style-name="Text_20_body" style:list-style-name="L7">
      <style:paragraph-properties fo:margin-top="0cm" fo:margin-bottom="0cm" loext:contextual-spacing="false"/>
    </style:style>
    <style:style style:name="fr1"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35 Comandos Linux Que Todo Usuário Deve Conhecer</text:h>
      <text:section text:style-name="Sect1" text:name="thumbnail-image">
        <text:p text:style-name="Text_20_body"><text:s/></text:p>
      </text:section>
      <text:p text:style-name="Text_20_body">Quando ouvem falar do Linux, a maioria das pessoas acha que ele é um sistema operacional complicado e que apenas programadores conseguem usar. Porém, isso não é verdade!</text:p>
      <text:p text:style-name="Text_20_body">O Linux é uma família de sistemas operacionais Unix de código aberto, baseados no Linux Kernel. Isso inclui também os sistemas Linux mais populares, como Ubuntu, Fedora, Mint, Debian e outros. Mais precisamente, eles são chamados de distribuição ou distros.</text:p>
      <text:p text:style-name="Text_20_body">Desde que o Linux foi lançado pela primeira vez em <text:span text:style-name="Strong_20_Emphasis">1991</text:span>, ele continua a ganhar popularidade devido à sua natureza de código aberto. As pessoas podem modificar ou redistribuir em seu próprio nome.</text:p>
      <text:p text:style-name="Text_20_body">Ao operar um sistema operacional Linux, você precisa usar um shell – uma interface que fornece acessos aos serviços do sistema operacional. A maioria da distribuições Linux usa interface gráfica do usuário (GUI) como shell, principalmente para fornecer facilidade de uso para seus usuários.</text:p>
      <text:p text:style-name="Text_20_body">Dito isto, é recomendável usar uma <text:a xlink:type="simple" xlink:href="https://www.hostinger.com.br/tutoriais/o-que-e-cli" text:style-name="Internet_20_link" text:visited-style-name="Visited_20_Internet_20_Link"><text:span text:style-name="Strong_20_Emphasis">interface de linha de comando (CLI)</text:span></text:a> porque é mais poderosa e eficaz. Tarefas que exigem um processo de várias etapas através de GUI podem ser realizadas em questão de segundos, digitando comandos na CLI. </text:p>
      <text:p text:style-name="Text_20_body">Portanto, se você estiver pensando em usar o Linux no seu projeto, aprender as linhas de comando ajudará bastante. Neste artigo, você vai aprender 35 comandos Linux básicos que vão, indiscutivelmente, ajudar você a navegar pelo Linux e usar o sistema operacional sem problemas. Mesmo que você seja um iniciante!</text:p>
      <text:p text:style-name="Text_20_body">Aproveite até 77% OFF na Hospedagem VPS. Servidores verdadeiramente virtuais desenvolvidos para muita velocidade.</text:p>
      <text:p text:style-name="Text_20_body"><text:bookmark text:name="hgr-tutorials-cta"/><text:a xlink:type="simple" xlink:href="https://www.hostinger.com.br/servidor-vps" text:style-name="Internet_20_link" text:visited-style-name="Visited_20_Internet_20_Link">Comece Agora</text:a></text:p>
      <text:section text:style-name="Sect1" text:name="ez-toc-container">
        <text:p text:style-name="Text_20_body">Conteúdo</text:p>
        <text:list xml:id="list3724229868" text:style-name="L1">
          <text:list-item>
            <text:p text:style-name="P8"><text:a xlink:type="simple" xlink:href="https://www.hostinger.com.br/tutoriais/comandos-linux#Tutorial_em_Video" text:style-name="Internet_20_link" text:visited-style-name="Visited_20_Internet_20_Link">Tutorial em Vídeo</text:a></text:p>
          </text:list-item>
          <text:list-item>
            <text:p text:style-name="P8"><text:a xlink:type="simple" xlink:href="https://www.hostinger.com.br/tutoriais/comandos-linux#O_Que_e_Linux" text:style-name="Internet_20_link" text:visited-style-name="Visited_20_Internet_20_Link">O Que é Linux?</text:a></text:p>
          </text:list-item>
          <text:list-item>
            <text:p text:style-name="P8"><text:a xlink:type="simple" xlink:href="https://www.hostinger.com.br/tutoriais/comandos-linux#Como_Usar_o_Linux" text:style-name="Internet_20_link" text:visited-style-name="Visited_20_Internet_20_Link">Como Usar o Linux?</text:a></text:p>
          </text:list-item>
          <text:list-item>
            <text:p text:style-name="P8"><text:a xlink:type="simple" xlink:href="https://www.hostinger.com.br/tutoriais/comandos-linux#Comandos_Linux" text:style-name="Internet_20_link" text:visited-style-name="Visited_20_Internet_20_Link">Comandos Linux</text:a></text:p>
          </text:list-item>
          <text:list-item>
            <text:p text:style-name="P1"><text:a xlink:type="simple" xlink:href="https://www.hostinger.com.br/tutoriais/comandos-linux#Dicas_e_truques_de_Bonus" text:style-name="Internet_20_link" text:visited-style-name="Visited_20_Internet_20_Link">Dicas e truques de Bônus</text:a></text:p>
          </text:list-item>
        </text:list>
      </text:section>
      <text:h text:style-name="Heading_20_2" text:outline-level="2"><text:bookmark text:name="Tutorial_em_Video"/><text:soft-page-break/>Tutorial em Vídeo</text:h>
      <text:p text:style-name="Text_20_body"><draw:frame draw:style-name="fr1" draw:name="Objeto1" text:anchor-type="as-char" svg:width="16.933cm" svg:height="9.525cm" draw:z-index="0"><draw:floating-frame xlink:href="https://www.youtube.com/embed/bEnW2FyG6JA?feature=oembed" xlink:type="simple" xlink:show="embed" xlink:actuate="onLoad"/></draw:frame></text:p>
      <text:h text:style-name="Heading_20_2" text:outline-level="2"><text:bookmark text:name="O_Que_e_Linux"/><text:span text:style-name="Strong_20_Emphasis">O Que é Linux?</text:span></text:h>
      <text:p text:style-name="Text_20_body">O Linux é uma família inteira de sistemas operacionais Unix, que é baseado no Kernel do Linux. Isso inclui a maioria dos sistemas baseados em Linux, como Ubuntu, Fedora, Mint, Debian, entre outros. Mais precisamente, eles são chamados de distribuições ou simplesmente distros.</text:p>
      <text:p text:style-name="Text_20_body">Desde que foi lançado em 1991, ele continuou a ganhar popularidade devido a sua natureza em ser de código aberto. Por causa disso, as pessoas podem livremente modificá-lo e redistribui-lo sob seu próprio nome.</text:p>
      <text:p text:style-name="Text_20_body">Ainda que o Linux não supere o Windows em <text:a xlink:type="simple" xlink:href="https://www.statista.com/statistics/218089/global-market-share-of-windows-7/" office:target-frame-name="_blank" xlink:show="new" text:style-name="Internet_20_link" text:visited-style-name="Visited_20_Internet_20_Link">participação de mercado</text:a>, suas distribuições são extremamente populares entre os <text:a xlink:type="simple" xlink:href="https://hostingcanada.org/best-free-web-host/" office:target-frame-name="_blank" xlink:show="new" text:style-name="Internet_20_link" text:visited-style-name="Visited_20_Internet_20_Link">provedores de hospedagem de sites</text:a>. Graças à estabilidade, flexibilidade e segurança, <text:a xlink:type="simple" xlink:href="https://w3techs.com/technologies/comparison/os-linux,os-windows" office:target-frame-name="_blank" xlink:show="new" text:style-name="Internet_20_link" text:visited-style-name="Visited_20_Internet_20_Link">36.7% dos sites na internet</text:a> usam Linux como seus servidores de sistemas operacionais.</text:p>
      <text:h text:style-name="Heading_20_2" text:outline-level="2"><text:bookmark text:name="Como_Usar_o_Linux"/><text:span text:style-name="Strong_20_Emphasis">Como Usar o Linux?</text:span></text:h>
      <text:p text:style-name="Text_20_body">Quando você usa um sistema operacional, você tem que mexer no <text:span text:style-name="Strong_20_Emphasis"><text:span text:style-name="Emphasis">shell</text:span></text:span> – uma interface que dá ao usuário o acesso aos serviços do sistema operacional.</text:p>
      <text:p text:style-name="Text_20_body">A maioria das distribuições do Linux usam uma Interface Gráfica de Usuário (GUI) como o seu shell, principalmente para fornecer uma facilidade de uso aos seus usuários.</text:p>
      <text:p text:style-name="Text_20_body">Dito isso, ele é mais recomendado para usar uma linha de comando porque ele é mais poderoso e eficiente. As tarefas que exigem  um processo de múltiplas etapas pela GUI podem ser feitas em questão de segundos digitando comandos pela linha de comando.</text:p>
      <text:p text:style-name="Text_20_body">Então, se você está pensando em usar o Linux, aprender linhas de comandos básicos do Linux é uma das principais coisas que você deve saber. E é exatamente isso o que você confere abaixo.</text:p>
      <text:h text:style-name="Heading_20_2" text:outline-level="2"><text:bookmark text:name="Comandos_Linux"/><text:soft-page-break/><text:span text:style-name="Strong_20_Emphasis">Comandos Linux</text:span></text:h>
      <text:p text:style-name="Text_20_body">Antes de entrarmos na lista de principais comandos Linux, primeiro você precisa abrir a linha de comando. Se você ainda tem insegurança sobre a interface de linha de comando, confira este <text:a xlink:type="simple" xlink:href="https://www.hostinger.com.br/tutoriais/o-que-e-cli/" text:style-name="Internet_20_link" text:visited-style-name="Visited_20_Internet_20_Link"><text:span text:style-name="Strong_20_Emphasis">tutorial sobre CLI</text:span></text:a>.</text:p>
      <text:p text:style-name="Text_20_body">Embora os passos abaixo possam ser diferentes dependendo da distribuição que você estiver usando, você geralmente encontra a linha de comando na seção <text:span text:style-name="Strong_20_Emphasis">Utilities</text:span> (Utilidades).</text:p>
      <text:p text:style-name="Text_20_body">Vamos começar?</text:p>
      <text:h text:style-name="Heading_20_3" text:outline-level="3"><text:span text:style-name="Strong_20_Emphasis">1. Comando pwd</text:span></text:h>
      <text:p text:style-name="Text_20_body">Use o comando<text:span text:style-name="Strong_20_Emphasis"> pwd </text:span>para encontrar o caminho para o diretório atual (da pasta) em que você está. O comando vai retornar um caminho completo (cheio), que é basicamente um caminho que começa com uma barra inclinada<text:span text:style-name="Strong_20_Emphasis"> (/)</text:span>. Um exemplo de um caminho completo é <text:span text:style-name="Strong_20_Emphasis">/home/username</text:span>.</text:p>
      <text:h text:style-name="Heading_20_3" text:outline-level="3"><text:span text:style-name="Strong_20_Emphasis">2. Comando cd</text:span></text:h>
      <text:p text:style-name="Text_20_body">Para navegar pelo filesystem do Linux, use o comando <text:span text:style-name="Strong_20_Emphasis">cd</text:span>. Ele requer ou um caminho completo ou o nome de um diretório, dependendo do diretório atual em que você estiver.</text:p>
      <text:p text:style-name="Text_20_body">Vamos dizer que você esteja em <text:span text:style-name="Strong_20_Emphasis">/home/username/Documents</text:span> e quer ir para <text:span text:style-name="Strong_20_Emphasis">Photos</text:span>, um subdiretório de <text:span text:style-name="Strong_20_Emphasis">Documents</text:span>. Para fazer isso, simplesmente digite <text:span text:style-name="Strong_20_Emphasis">cd Photos</text:span>.</text:p>
      <text:p text:style-name="Text_20_body">Outro cenário em que você quer mudar completamente de diretório, digamos, para <text:span text:style-name="Strong_20_Emphasis">/home/username/Movies</text:span>. Nesse caso, você tem que digitar <text:span text:style-name="Strong_20_Emphasis">cd </text:span>seguido pelo caminho absoluto do diretório.   </text:p>
      <text:p text:style-name="Text_20_body">Existem alguns atalhos que você pode usar para navegar mais rapidamente.:</text:p>
      <text:list xml:id="list2490995114" text:style-name="L2">
        <text:list-item>
          <text:p text:style-name="P9">Use <text:span text:style-name="Strong_20_Emphasis">cd.. </text:span>(com dois pontos seguidos) para mover um diretório acima </text:p>
        </text:list-item>
        <text:list-item>
          <text:p text:style-name="P9">Use cd para ir diretamente para a pasta home </text:p>
        </text:list-item>
        <text:list-item>
          <text:p text:style-name="P2">Use <text:span text:style-name="Strong_20_Emphasis">cd–</text:span> (com um hífen) para mover para os diretórios anteriores. </text:p>
        </text:list-item>
      </text:list>
      <text:p text:style-name="Text_20_body">Uma nota de aviso: o shell do Linux é sensível a tipos de caracteres. Por isso, você precisa digitar o nome do diretório exatamente como ele é escrito (usando letras minúsculas ou maiúsculas).  </text:p>
      <text:h text:style-name="Heading_20_3" text:outline-level="3"><text:span text:style-name="Strong_20_Emphasis">3. Comando ls</text:span></text:h>
      <text:p text:style-name="Text_20_body">O comando<text:span text:style-name="Strong_20_Emphasis"> ls</text:span> é usado para visualizar conteúdos em um diretório. Por padrão, esse comando vai mostrar os conteúdos apenas do diretório atual em que você estiver.</text:p>
      <text:p text:style-name="Text_20_body">Se você quiser ver o conteúdo de outros diretórios, digite <text:span text:style-name="Strong_20_Emphasis">ls</text:span> e, então, o caminho do diretório. Por exemplo, digite <text:span text:style-name="Strong_20_Emphasis">ls /home/username/Documents </text:span>para ver os conteúdos de <text:span text:style-name="Strong_20_Emphasis">Documents</text:span>.</text:p>
      <text:p text:style-name="Text_20_body">Existem variações que você pode usar com o comando <text:span text:style-name="Strong_20_Emphasis">Is</text:span>:</text:p>
      <text:list xml:id="list241811647" text:style-name="L3">
        <text:list-item>
          <text:p text:style-name="P10"><text:span text:style-name="Strong_20_Emphasis">ls -R</text:span> vai listar todos os arquivos nos subdiretórios </text:p>
        </text:list-item>
        <text:list-item>
          <text:p text:style-name="P10"><text:span text:style-name="Strong_20_Emphasis">ls -a</text:span> vai mostrar todos os arquivos ocultos </text:p>
        </text:list-item>
        <text:list-item>
          <text:p text:style-name="P3"><text:span text:style-name="Strong_20_Emphasis">ls -al</text:span> vai listar todos os arquivos e diretórios com informações detalhadas como permissões, tamanho, proprietário, etc. </text:p>
        </text:list-item>
      </text:list>
      <text:h text:style-name="Heading_20_3" text:outline-level="3"><text:soft-page-break/><text:span text:style-name="Strong_20_Emphasis">4. Comando cat</text:span></text:h>
      <text:p text:style-name="Text_20_body">O <text:span text:style-name="Strong_20_Emphasis">cat </text:span>(abreviação para concatenar) é um dos comandos Linux mais usados. Ele é usado para visualizar o conteúdo de um arquivo na saída padrão (sdout). Para executar esse comando, digite <text:span text:style-name="Strong_20_Emphasis">cat</text:span> seguido pelo nome do arquivo e sua extensão. Por exemplo: <text:span text:style-name="Strong_20_Emphasis">cat file.text</text:span>.</text:p>
      <text:p text:style-name="Text_20_body">Aqui estão outras maneiras de usar o comando <text:span text:style-name="Strong_20_Emphasis">cat</text:span>:</text:p>
      <text:list xml:id="list1141136529" text:style-name="L4">
        <text:list-item>
          <text:p text:style-name="P11"><text:span text:style-name="Strong_20_Emphasis">cat &gt; filename </text:span>cria um novo arquivo </text:p>
        </text:list-item>
        <text:list-item>
          <text:p text:style-name="P11"><text:span text:style-name="Strong_20_Emphasis">cat filename1 filename2&gt;filename3 </text:span>junta dois arquivos (1 e 2) e armazena a saída deles num novo arquivo (3) </text:p>
        </text:list-item>
        <text:list-item>
          <text:p text:style-name="P4">para converter um arquivo para usos de maiúscula ou minúscula, use <text:span text:style-name="Strong_20_Emphasis">cat filename | tr a-z A-Z &gt;output.txt</text:span> </text:p>
        </text:list-item>
      </text:list>
      <text:h text:style-name="Heading_20_3" text:outline-level="3"><text:span text:style-name="Strong_20_Emphasis">5. Comando cp</text:span></text:h>
      <text:p text:style-name="Text_20_body">Use o comando <text:span text:style-name="Strong_20_Emphasis">cp </text:span>para copiar arquivo do diretório atual em que você estiver. Por exemplo, o comando <text:span text:style-name="Strong_20_Emphasis">cp scenery.jpg /home/username/Pictures</text:span>vai criar uma cópia de <text:span text:style-name="Strong_20_Emphasis">scenery.jpg</text:span> para o diretório<text:span text:style-name="Strong_20_Emphasis"> Pictures</text:span>.  </text:p>
      <text:h text:style-name="Heading_20_3" text:outline-level="3"><text:span text:style-name="Strong_20_Emphasis">6. Comando mv</text:span></text:h>
      <text:p text:style-name="Text_20_body">O usuário habitual do comando <text:span text:style-name="Strong_20_Emphasis">mv</text:span> é mover arquivos, ainda que ele possa também ser usado para renomear arquivos.</text:p>
      <text:p text:style-name="Text_20_body">Os argumentos neste comando é similar ao comando <text:span text:style-name="Strong_20_Emphasis">cp</text:span>. Você precisa digitar<text:span text:style-name="Strong_20_Emphasis"> mv</text:span>, o nome do arquivo e o diretório de destino. Por exemplo: <text:span text:style-name="Strong_20_Emphasis">mv file.txt /home/username/Documents</text:span>.  </text:p>
      <text:p text:style-name="Text_20_body">Já para renomear arquivos, a sintaxe é <text:span text:style-name="Strong_20_Emphasis">mv nomeantigo.ext nomenovo.ext</text:span>. </text:p>
      <text:h text:style-name="Heading_20_3" text:outline-level="3"><text:span text:style-name="Strong_20_Emphasis">7. Comando mkdir</text:span></text:h>
      <text:p text:style-name="Text_20_body">Use o comando mkdir para criar um novo diretório – como <text:span text:style-name="Strong_20_Emphasis">mkdir Music</text:span>, que vai criar um novo diretório chamado <text:span text:style-name="Strong_20_Emphasis">Music</text:span>.</text:p>
      <text:p text:style-name="Text_20_body">Também existem comandos <text:span text:style-name="Strong_20_Emphasis">mkdir</text:span> extras:</text:p>
      <text:list xml:id="list3312554156" text:style-name="L5">
        <text:list-item>
          <text:p text:style-name="P12">Para gerar um novo diretório dentro de outro diretório, use este comando básico do Linux <text:span text:style-name="Strong_20_Emphasis">mkdir Music/Newfile</text:span> </text:p>
        </text:list-item>
        <text:list-item>
          <text:p text:style-name="P5">use a opção <text:span text:style-name="Strong_20_Emphasis">p </text:span>(parents) para criar um diretório entre dois diretórios existentes. Por exemplo, <text:span text:style-name="Strong_20_Emphasis">mkdir -p Music/2020/Newfile</text:span> vai criar o novo arquivo “2020”. </text:p>
        </text:list-item>
      </text:list>
      <text:h text:style-name="Heading_20_3" text:outline-level="3"><text:span text:style-name="Strong_20_Emphasis">8. Comando rmdir</text:span></text:h>
      <text:p text:style-name="Text_20_body">Se você precisa apagar (deletar) um diretório, use o comando <text:span text:style-name="Strong_20_Emphasis">rmdir</text:span>. Porém, o rdmir só permite que você apague diretórios vazios (sem conteúdos).</text:p>
      <text:h text:style-name="Heading_20_3" text:outline-level="3"><text:span text:style-name="Strong_20_Emphasis">9. Comando rm</text:span></text:h>
      <text:p text:style-name="Text_20_body">O comando<text:span text:style-name="Strong_20_Emphasis"> rm </text:span>é usado para apagar um diretório e todos os conteúdos que estiverem lá dentro. Se você só quer deletar o diretório – como uma alternativa ao<text:span text:style-name="Strong_20_Emphasis"> rdmir</text:span> – use <text:span text:style-name="Strong_20_Emphasis">rm -r</text:span>.</text:p>
      <text:p text:style-name="Text_20_body"><text:span text:style-name="Strong_20_Emphasis">Nota:</text:span> Tenha muito cuidado com este comando e sempre verifique duas vezes em qual diretório você está. Isso irá deletar tudo e não há opção para desfazer.</text:p>
      <text:h text:style-name="Heading_20_3" text:outline-level="3"><text:soft-page-break/><text:span text:style-name="Strong_20_Emphasis">10. Comando touch</text:span></text:h>
      <text:p text:style-name="Text_20_body">O comando <text:span text:style-name="Strong_20_Emphasis">touch </text:span>permite criar novos arquivos em branco através de uma linha de comando. Como exemplo, digite <text:span text:style-name="Strong_20_Emphasis">touch /home/username/Documents/Web.html </text:span>para criar um arquivo<text:span text:style-name="Strong_20_Emphasis"> HTML</text:span> chamado <text:span text:style-name="Strong_20_Emphasis">Web</text:span> dentro do diretório<text:span text:style-name="Strong_20_Emphasis"> Documents</text:span>.</text:p>
      <text:h text:style-name="Heading_20_3" text:outline-level="3"><text:span text:style-name="Strong_20_Emphasis">11. Comando locate</text:span></text:h>
      <text:p text:style-name="Text_20_body">Você pode o comando <text:span text:style-name="Strong_20_Emphasis">locate</text:span> para localizar um arquivo, assim como você faz para procurar um arquivo no Windows. Além disso, usando o argumento <text:span text:style-name="Strong_20_Emphasis">-i </text:span>junto com esse comando faz com que ele se torne insensível a caracteres, permitindo que você pesquise por um arquivo não sabendo exatamente o nome dele.</text:p>
      <text:p text:style-name="Text_20_body">Para procurar um arquivo que contém duas ou mais palavras, use um asterisco <text:span text:style-name="Strong_20_Emphasis">(*)</text:span>. Por exemplo, use o comando <text:span text:style-name="Strong_20_Emphasis">locate -i school*note</text:span> para encontrar qualquer arquivo que tenha as palavras “school” e “note”, não importando se existem letras maiúsculas ou minúsculas.</text:p>
      <text:h text:style-name="Heading_20_3" text:outline-level="3"><text:span text:style-name="Strong_20_Emphasis">12. Comando find</text:span></text:h>
      <text:p text:style-name="Text_20_body">Similar ao comando <text:span text:style-name="Strong_20_Emphasis">locate</text:span>, o comando<text:span text:style-name="Strong_20_Emphasis"> find </text:span>ajuda você a procurar por arquivos. A diferença é que você usa o find para localizar arquivos dentro de um diretório específico.</text:p>
      <text:p text:style-name="Text_20_body">Como exemplo, digite <text:span text:style-name="Strong_20_Emphasis">find /home/ -name notes.txt</text:span> para procurar por um arquivo chamado <text:span text:style-name="Strong_20_Emphasis">notes.txt</text:span> dentro do diretório home e seus subdiretórios.</text:p>
      <text:p text:style-name="Text_20_body">Outras variações na hora de usar o<text:span text:style-name="Strong_20_Emphasis"> find </text:span>são:</text:p>
      <text:list xml:id="list1073650934" text:style-name="L6">
        <text:list-item>
          <text:p text:style-name="P13">Para encontrar arquivos no diretório atual, use <text:span text:style-name="Strong_20_Emphasis">find . -name notes.txt</text:span> </text:p>
        </text:list-item>
        <text:list-item>
          <text:p text:style-name="P6">Para procurar por diretórios, use <text:span text:style-name="Strong_20_Emphasis">/ -type d -name notes. txt</text:span> </text:p>
        </text:list-item>
      </text:list>
      <text:h text:style-name="Heading_20_3" text:outline-level="3"><text:span text:style-name="Strong_20_Emphasis">13. Comando grep</text:span></text:h>
      <text:p text:style-name="Text_20_body">Outro dos principais comandos Linux e que são frequentemente usados pela sua utilidade. O comando grep permite que você procure através de todo texto dentro de um arquivo específico.</text:p>
      <text:p text:style-name="Text_20_body">Para ilustrar, use <text:span text:style-name="Strong_20_Emphasis">grep blue notepad.txt</text:span> para procurar pela palavra <text:span text:style-name="Strong_20_Emphasis">blue</text:span> no arquivo <text:span text:style-name="Strong_20_Emphasis">notepad</text:span>. Linhas que contêm a palavra pesquisadas serão mostradas por completo.</text:p>
      <text:h text:style-name="Heading_20_3" text:outline-level="3"><text:span text:style-name="Strong_20_Emphasis">14. Comando sudo</text:span></text:h>
      <text:p text:style-name="Text_20_body">Correspondente a <text:span text:style-name="Strong_20_Emphasis">SuperUser Do</text:span>, o comando<text:span text:style-name="Strong_20_Emphasis"> sudo</text:span> permite que que você execute tarefas que exigem permissões root ou administrativas. Porém, não é muito aconselhável usá-lo diariamente porque pode ser que um erro aconteça se você fizer algo de errado.  </text:p>
      <text:h text:style-name="Heading_20_3" text:outline-level="3"><text:span text:style-name="Strong_20_Emphasis">15. Comando df</text:span></text:h>
      <text:p text:style-name="Text_20_body">Use o comando <text:span text:style-name="Strong_20_Emphasis">df </text:span>para obter uma resposta da quantidade de espaço de disco usado no seu sistema. Esse valor será mostrado em KBs. Se você ver os resultados em MBs, digite <text:span text:style-name="Strong_20_Emphasis">df -m</text:span>.</text:p>
      <text:h text:style-name="Heading_20_3" text:outline-level="3"><text:span text:style-name="Strong_20_Emphasis">16. Comando du</text:span></text:h>
      <text:p text:style-name="Text_20_body">Se você quer verificar o quanto de espaço um arquivo ou um diretório ocupa, o comando<text:span text:style-name="Strong_20_Emphasis"> du </text:span>é a resposta. Entretanto, o resumo do uso de disco vai mostrar números, ao invés do tamanho do <text:soft-page-break/>formato atual. Se você quer esse valor em bytes, KBs ou MBs, use o argumento<text:span text:style-name="Strong_20_Emphasis"> -h </text:span>na linha de comando.   </text:p>
      <text:h text:style-name="Heading_20_3" text:outline-level="3"><text:span text:style-name="Strong_20_Emphasis">17. Comando head</text:span></text:h>
      <text:p text:style-name="Text_20_body">O comando <text:span text:style-name="Strong_20_Emphasis">head é</text:span> usado para ver as primeiras linhas de um arquivo de texto. Por padrão, ele vai mostrar as primeiras 10 linhas, mas você pode mudar essa quantidade para qualquer outra. Por exemplo, se você quer ver apenas as 5 primeiras linhas, digite <text:span text:style-name="Strong_20_Emphasis">head -n 5 nomedoarquivo.txt</text:span>.</text:p>
      <text:h text:style-name="Heading_20_3" text:outline-level="3"><text:span text:style-name="Strong_20_Emphasis">18. Comando tail</text:span></text:h>
      <text:p text:style-name="Text_20_body">O comando <text:span text:style-name="Strong_20_Emphasis">tail </text:span>tem função similar ao comando <text:span text:style-name="Strong_20_Emphasis">head</text:span>. Mas ele mostra nas últimas 10 linhas de um arquivo de texto. Por exemplo, <text:span text:style-name="Strong_20_Emphasis">tail -n nomedoarquivo.txt</text:span>.</text:p>
      <text:h text:style-name="Heading_20_3" text:outline-level="3"><text:span text:style-name="Strong_20_Emphasis">19. Comando diff</text:span></text:h>
      <text:p text:style-name="Text_20_body">O comando <text:span text:style-name="Strong_20_Emphasis">diff</text:span> (diferença) compara o conteúdo de dois arquivos linha por linha. Depois de analisar esses arquivos, ele vai mostrar as linhas que não são comuns entre eles. Os programadores frequentemente usam este comando quando precisam fazer pequenas alterações em programas. Assim, eles não precisam reescrever o código inteiro.</text:p>
      <text:p text:style-name="Text_20_body">A forma mais simples deste comando é <text:span text:style-name="Strong_20_Emphasis">diff arquivo1.ext arquivo2.ext</text:span>.  </text:p>
      <text:h text:style-name="Heading_20_3" text:outline-level="3"><text:span text:style-name="Strong_20_Emphasis">20. Comando tar</text:span></text:h>
      <text:p text:style-name="Text_20_body">O comando <text:span text:style-name="Strong_20_Emphasis">tar</text:span> é o comando mais usado para arquivar múltiplos arquivos em um <text:span text:style-name="Strong_20_Emphasis">tarball </text:span>– um formato de arquivo Linux que é similar ao formato<text:span text:style-name="Strong_20_Emphasis"> zip</text:span>, mas a compressão é opcional.</text:p>
      <text:p text:style-name="Text_20_body">Este comando é um tanto complexo. E tem uma longa lista de funções, como adicionar novos arquivos em um arquivo já existente, listar conteúdos em um arquivo, extrair conteúdos de um arquivo e muitos outros. Veja estes <text:a xlink:type="simple" xlink:href="https://www.hostinger.com.br/tutoriais/comando-tar-linux/" text:style-name="Internet_20_link" text:visited-style-name="Visited_20_Internet_20_Link">exemplos práticos</text:a> para saber as outras funções dele.</text:p>
      <text:h text:style-name="Heading_20_3" text:outline-level="3"><text:span text:style-name="Strong_20_Emphasis">21. Comando chmod</text:span></text:h>
      <text:p text:style-name="Text_20_body">O comando <text:span text:style-name="Strong_20_Emphasis">chmod</text:span> é outro comando essencial. Ele é usado para ler, escrever e executar permissões de arquivos e diretórios. Como esse comando é relativamente complicado, você pode ler o <text:a xlink:type="simple" xlink:href="https://www.computerhope.com/unix/uchmod.htm" office:target-frame-name="_blank" xlink:show="new" text:style-name="Internet_20_link" text:visited-style-name="Visited_20_Internet_20_Link">tutorial completo</text:a> para saber como executá-lo corretamente.</text:p>
      <text:h text:style-name="Heading_20_3" text:outline-level="3"><text:span text:style-name="Strong_20_Emphasis">22. Comando chown</text:span></text:h>
      <text:p text:style-name="Text_20_body">No Linux, todos os arquivos são de propriedade de um usuário específico. O comando <text:span text:style-name="Strong_20_Emphasis">chown</text:span> permite que você mude ou transfira a propriedade de um arquivo para um nome de usuário específico. Por exemplo, o comando <text:span text:style-name="Strong_20_Emphasis">chown linuxuser2 file.ext </text:span>vai fazer com que o <text:span text:style-name="Strong_20_Emphasis">linuxuser2</text:span> seja o proprietário do <text:span text:style-name="Strong_20_Emphasis">file.ext</text:span>.</text:p>
      <text:h text:style-name="Heading_20_3" text:outline-level="3"><text:span text:style-name="Strong_20_Emphasis">23. Comando jobs</text:span></text:h>
      <text:p text:style-name="Text_20_body">O comando <text:span text:style-name="Strong_20_Emphasis">jobs </text:span>vai mostrar todos os trabalhos junto com os seus status de desenvolvimento. Um job é basicamente um processo que é iniciado pelo shell.</text:p>
      <text:h text:style-name="Heading_20_3" text:outline-level="3"><text:soft-page-break/><text:span text:style-name="Strong_20_Emphasis">24. Comando kill</text:span></text:h>
      <text:p text:style-name="Text_20_body">Se você tem um programa que não está respondendo bem, você pode finalizá-lo manualmente pelo comando <text:span text:style-name="Strong_20_Emphasis">kill</text:span>. Ele vai mandar um certo sinal ao aplicativo com mau funcionamento e instruir que ele seja encerrado sozinho logo na sequência.</text:p>
      <text:p text:style-name="Text_20_body">Existe um total de <text:a xlink:type="simple" xlink:href="https://linoxide.com/linux-how-to/linux-signals-part-1/" office:target-frame-name="_blank" xlink:show="new" text:style-name="Internet_20_link" text:visited-style-name="Visited_20_Internet_20_Link">64 avisos</text:a> que você pode usar, mas, geralmente, as pessoas usam apenas 2 deles:</text:p>
      <text:list xml:id="list593990991" text:style-name="L7">
        <text:list-item>
          <text:p text:style-name="P14"><text:span text:style-name="Strong_20_Emphasis">SIGTERM (15) –</text:span> pede que um programa pare de rodar e dá algum tempo para salvar todo o seu progresso. Se você não especificar o aviso quando executar o comando kill, é este aviso que será usado. </text:p>
        </text:list-item>
        <text:list-item>
          <text:p text:style-name="P7"><text:span text:style-name="Strong_20_Emphasis">SIGKILL (9) – </text:span>força um programa a parar imediatamente, em que todo o progresso não salvo será perdido. </text:p>
        </text:list-item>
      </text:list>
      <text:p text:style-name="Text_20_body">Além de saber os avisos (sinais, notificações), você também precisa conhecer o número de identificação do processo (PID) do programa que você quer <text:span text:style-name="Strong_20_Emphasis">matar</text:span> (kill). Se você não souber o PID, apenas execute o comando <text:span text:style-name="Strong_20_Emphasis">ps ux</text:span>.  </text:p>
      <text:p text:style-name="Text_20_body">Depois de saber qual aviso você quer usar e o PID do programa, use a sintaxe abaixo:</text:p>
      <text:p text:style-name="Text_20_body"><text:span text:style-name="Strong_20_Emphasis">kill [signal option] PID</text:span>.</text:p>
      <text:h text:style-name="Heading_20_3" text:outline-level="3"><text:span text:style-name="Strong_20_Emphasis">25. Comando ping</text:span></text:h>
      <text:p text:style-name="Text_20_body">Use o comando <text:span text:style-name="Strong_20_Emphasis">ping</text:span> para verificar o status da conexão do seu servidor. Por exemplo, digitando <text:span text:style-name="Strong_20_Emphasis">ping google.com</text:span>, o comando vai checar se você está ou não conectado ao Google e também medir o tempo de resposta.</text:p>
      <text:h text:style-name="Heading_20_3" text:outline-level="3"><text:span text:style-name="Strong_20_Emphasis">26. Comando wget</text:span></text:h>
      <text:p text:style-name="Text_20_body">A linha de comandos do Linux é muito útil: você até mesmo pode baixar arquivos da internet com a ajuda do comando <text:span text:style-name="Strong_20_Emphasis">wget</text:span>. Para fazer isso, simplesmente digite <text:span text:style-name="Strong_20_Emphasis">wget </text:span>seguido pelo link de download do arquivo.</text:p>
      <text:h text:style-name="Heading_20_3" text:outline-level="3"><text:span text:style-name="Strong_20_Emphasis">27. Comando uname</text:span></text:h>
      <text:p text:style-name="Text_20_body">O comando <text:span text:style-name="Strong_20_Emphasis">uname</text:span>, que significa Unix Name, vai mostrar informações detalhadas sobre seu sistema Linux. Isso inclui o nome da máquina, do sistema operacional, do kernel e assim por diante.</text:p>
      <text:h text:style-name="Heading_20_3" text:outline-level="3"><text:span text:style-name="Strong_20_Emphasis">28. Comando top</text:span></text:h>
      <text:p text:style-name="Text_20_body">Equivalente ao gerenciador de Tarefas do Windows, o comando top vai mostrar uma lista de processos que estão em execução e o quanto de CPU cada processo usa. É muito útil para monitorar o uso de espaço no sistema, especialmente para saber qual processo deve ser encerrado porque ele consome muitos recursos.  </text:p>
      <text:h text:style-name="Heading_20_3" text:outline-level="3"><text:span text:style-name="Strong_20_Emphasis">29. Comando history</text:span></text:h>
      <text:p text:style-name="Text_20_body">Quando você já estiver familiarizado com o Linux, vai perceber que você pode executar centenas de comandos todos os dias. Por exemplo, o comando <text:span text:style-name="Strong_20_Emphasis">history</text:span> (histórico) é particularmente útil se você quer rever quais comandos já usou antes.</text:p>
      <text:h text:style-name="Heading_20_3" text:outline-level="3"><text:soft-page-break/><text:span text:style-name="Strong_20_Emphasis">30. Comando man</text:span></text:h>
      <text:p text:style-name="Text_20_body">Está confuso com as funções de cada comando mostrado? Sem problema. Você pode aprender como usar o comando certo usando o comando <text:span text:style-name="Strong_20_Emphasis">man</text:span>. Por exemplo, digitar <text:span text:style-name="Strong_20_Emphasis">man tail</text:span> vai mostrar um manual de instruções do comando <text:span text:style-name="Strong_20_Emphasis">tail</text:span>.</text:p>
      <text:h text:style-name="Heading_20_3" text:outline-level="3"><text:span text:style-name="Strong_20_Emphasis">31. Comando echo</text:span></text:h>
      <text:p text:style-name="Text_20_body">Este comando é usado para mover alguns dados para um arquivo. Por exemplo, se você quiser adicionar o texto “Olá, meu nome é John” em um arquivo chamado name.txt, digite <text:span text:style-name="Strong_20_Emphasis">echo Olá, meu nome é John &gt;&gt; name.txt</text:span></text:p>
      <text:h text:style-name="Heading_20_3" text:outline-level="3"><text:span text:style-name="Strong_20_Emphasis">32. Comando zip, unzip</text:span></text:h>
      <text:p text:style-name="Text_20_body">Use o comando <text:span text:style-name="Strong_20_Emphasis">zip </text:span>para compactar seus arquivos em um arquivo zip e use o comando <text:span text:style-name="Strong_20_Emphasis">unzip </text:span>para extrair arquivos descompactados de um arquivo zip. </text:p>
      <text:h text:style-name="Heading_20_3" text:outline-level="3"><text:span text:style-name="Strong_20_Emphasis">33. Comando hostname</text:span></text:h>
      <text:p text:style-name="Text_20_body">Se você quiser saber o nome do seu host/network (da sua rede), basta digitar <text:span text:style-name="Strong_20_Emphasis">hostname</text:span>. E se adicionar <text:span text:style-name="Strong_20_Emphasis">-I </text:span>ao final, exibirá o endereço IP da sua rede.</text:p>
      <text:h text:style-name="Heading_20_3" text:outline-level="3"><text:span text:style-name="Strong_20_Emphasis">34. Comando useradd, userdel</text:span></text:h>
      <text:p text:style-name="Text_20_body">Como o Linux é um sistema multiusuário, isso significa que mais de uma pessoa pode interagir com o mesmo sistema ao mesmo tempo. <text:span text:style-name="Strong_20_Emphasis">useradd</text:span> é usado para criar um novo usuário, enquanto <text:span text:style-name="Strong_20_Emphasis">passwd </text:span>adiciona uma nova senha à conta deste usuário. Para criar um novo usuário chamado João, adicionar <text:span text:style-name="Strong_20_Emphasis">user </text:span>e adicione seu tipo de senha, <text:span text:style-name="Strong_20_Emphasis">passwd </text:span>12345678.</text:p>
      <text:p text:style-name="Text_20_body">Remover um usuário é muito semelhante a adicionar um novo usuário. Para excluir o tipo de conta de usuário, <text:span text:style-name="Strong_20_Emphasis">userdel username</text:span>.</text:p>
      <text:h text:style-name="Heading_20_2" text:outline-level="2"><text:bookmark text:name="Dicas_e_truques_de_Bonus"/>Dicas e truques de Bônus</text:h>
      <text:p text:style-name="Text_20_body">Use o comando <text:span text:style-name="Strong_20_Emphasis">clear </text:span>para limpar o terminal se estiver cheio de muitos comandos usados anteriormente. </text:p>
      <text:p text:style-name="Text_20_body">Experimente o botão <text:span text:style-name="Strong_20_Emphasis">TAB </text:span>para preencher automaticamente o que você está digitando. Por exemplo, se você precisa digitar Documentos, comece a digitar o comando (vamos usar o <text:span text:style-name="Strong_20_Emphasis">cd Docu</text:span>, então aperte a tecla <text:span text:style-name="Strong_20_Emphasis">TAB</text:span>) e o terminal preencherá o restante, mostrando o <text:span text:style-name="Strong_20_Emphasis">cd Documents</text:span>.</text:p>
      <text:p text:style-name="Text_20_body"><text:span text:style-name="Strong_20_Emphasis">Ctrl + C </text:span>e <text:span text:style-name="Strong_20_Emphasis">Ctrl + Z </text:span>são usados para qualquer comando que esteja funcionando no momento. Ctrl + C interromperá o comando com segurança, e o Ctrl + Z forçara a parada.</text:p>
      <text:p text:style-name="Text_20_body">Se você congelar seu terminal acidentalmente com o <text:span text:style-name="Strong_20_Emphasis">Ctrl + S</text:span>, simplesmente desfaça o congelamento com <text:span text:style-name="Strong_20_Emphasis">Ctrl + Z</text:span>.</text:p>
      <text:p text:style-name="Text_20_body"><text:span text:style-name="Strong_20_Emphasis">Ctrl + A </text:span>move você para o início da linha enquanto <text:span text:style-name="Strong_20_Emphasis">Ctrl + E</text:span> move você para o fim.</text:p>
      <text:p text:style-name="Text_20_body">Você pode executar vários comandos em um único comando usando o “;” para separá-los. Por exemplo, <text:span text:style-name="Strong_20_Emphasis">command1</text:span>, <text:span text:style-name="Strong_20_Emphasis">command2</text:span>, <text:span text:style-name="Strong_20_Emphasis">command3</text:span>. Ou use <text:span text:style-name="Strong_20_Emphasis">&amp;&amp; </text:span>se desejar que o próximo comando seja executado apenas quando o primeiro comando indicado estiver funcionando.</text:p>
      <text:h text:style-name="Heading_20_2" text:outline-level="2"><text:soft-page-break/><text:span text:style-name="Strong_20_Emphasis">Conclusão</text:span></text:h>
      <text:p text:style-name="Text_20_body">Os Comandos Linux ajudam os usuário a executar qualquer tarefa do sistema operacional de forma prática, fácil e com muita eficiência. Pode levar um tempo para aprender os comandos básicos, mas nada é impossível para quem pratica com frequência.</text:p>
      <text:p text:style-name="Text_20_body">No fim das contas, conhecer e aperfeiçoar estes comandos acima vai trazer uma série de benefícios a você como usuário. Então, não desista e continue usando para memorizar os comandos Linux, suas funções e resultados.</text:p>
      <text:p text:style-name="Text_20_body">Até mais!</text:p>
      <text:p text:style-name="Standard"><text:a xlink:type="simple" xlink:href="https://www.hostinger.com.br/tutoriais/comandos-linux" text:style-name="Internet_20_link" text:visited-style-name="Visited_20_Internet_20_Link">https://www.hostinger.com.br/tutoriais/comandos-linu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1:15:28.906578445</meta:creation-date>
    <dc:date>2022-04-06T11:15:53.562756658</dc:date>
    <meta:editing-duration>PT25S</meta:editing-duration>
    <meta:editing-cycles>2</meta:editing-cycles>
    <meta:generator>LibreOffice/6.4.7.2$Linux_X86_64 LibreOffice_project/40$Build-2</meta:generator>
    <meta:document-statistic meta:table-count="0" meta:image-count="0" meta:object-count="1" meta:page-count="9" meta:paragraph-count="148" meta:word-count="2881" meta:character-count="17206" meta:non-whitespace-character-count="14442"/>
  </office:meta>
</office:document-meta>
</file>